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aca6" draw:textarea-vertical-align="middle"/>
    </style:style>
    <style:style style:name="gr2" style:family="graphic" style:parent-style-name="standard">
      <style:graphic-properties draw:fill="solid" draw:fill-color="#77bc65" draw:textarea-horizontal-align="justify" draw:textarea-vertical-align="middle" draw:auto-grow-height="false" fo:min-height="4.5cm" fo:min-width="4.25cm" fo:wrap-option="wrap"/>
      <style:paragraph-properties style:writing-mode="lr-tb"/>
    </style:style>
    <style:style style:name="gr3" style:family="graphic" style:parent-style-name="standard">
      <style:graphic-properties draw:fill="solid" draw:fill-color="#e16173" draw:textarea-horizontal-align="justify" draw:textarea-vertical-align="middle" draw:auto-grow-height="false" fo:min-height="2cm" fo:min-width="2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5cm" fo:min-width="4.25cm" fo:wrap-option="wrap"/>
      <style:paragraph-properties style:writing-mode="lr-tb"/>
    </style:style>
    <style:style style:name="gr5" style:family="graphic" style:parent-style-name="standard">
      <style:graphic-properties draw:fill="solid" draw:fill-color="#8e86ae" draw:textarea-horizontal-align="justify" draw:textarea-vertical-align="middle" draw:auto-grow-height="false" fo:min-height="2cm" fo:min-width="2.25cm"/>
      <style:paragraph-properties style:writing-mode="lr-tb"/>
    </style:style>
    <style:style style:name="gr6" style:family="graphic" style:parent-style-name="standard">
      <style:graphic-properties draw:fill="solid" draw:fill-color="#d4ea6b" draw:textarea-horizontal-align="justify" draw:textarea-vertical-align="middle" draw:auto-grow-height="false" fo:min-height="2.25cm" fo:min-width="2.75cm"/>
      <style:paragraph-properties style:writing-mode="lr-tb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10.25cm" fo:min-width="17.5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fill="solid" draw:fill-color="#ffff6d" draw:textarea-horizontal-align="justify" draw:textarea-vertical-align="middle" draw:auto-grow-height="false" fo:min-height="2cm" fo:min-width="3cm"/>
      <style:paragraph-properties style:writing-mode="lr-tb"/>
    </style:style>
    <style:style style:name="gr12" style:family="graphic" style:parent-style-name="standard">
      <style:graphic-properties draw:fill="solid" draw:fill-color="#ff6d6d" draw:textarea-horizontal-align="justify" draw:textarea-vertical-align="middle" draw:auto-grow-height="false" fo:min-height="2.25cm" fo:min-width="4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solid" draw:fill-color="#81aca6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77bc65"/>
      <style:paragraph-properties fo:text-align="center" style:writing-mode="lr-tb"/>
    </style:style>
    <style:style style:name="P4" style:family="paragraph">
      <loext:graphic-properties draw:fill="solid" draw:fill-color="#e16173"/>
      <style:paragraph-properties fo:text-align="center" style:writing-mode="lr-tb"/>
    </style:style>
    <style:style style:name="P5" style:family="paragraph">
      <loext:graphic-properties draw:fill="solid" draw:fill-color="#8e86ae"/>
      <style:paragraph-properties fo:text-align="center" style:writing-mode="lr-tb"/>
    </style:style>
    <style:style style:name="P6" style:family="paragraph">
      <loext:graphic-properties draw:fill="solid" draw:fill-color="#d4ea6b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ff6d"/>
      <style:paragraph-properties fo:text-align="center" style:writing-mode="lr-tb"/>
    </style:style>
    <style:style style:name="P11" style:family="paragraph">
      <loext:graphic-properties draw:fill="solid" draw:fill-color="#ff6d6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157cm" svg:height="4.078cm" svg:x="15.252cm" svg:y="11.495cm" svg:viewBox="0 0 4158 4079" svg:d="M249 800c273-279 548-600 934-716 351-105 830-181 1058 218 225 393 639 511 965 778 390 319 535 734 810 1152 253 384-1628-62-498 405 272 112 1044 845 373 1058-375 119-617 445-1058 374-321-51-644-66-934-250s-503-687-934-466c-267 137-965 684-965 155 0-432 223-750 156-1120-98-543 622-479 373-965l-124-312-280 32z">
          <text:p/>
        </draw:path>
        <draw:custom-shape draw:style-name="gr2" draw:text-style-name="P3" draw:layer="layout" svg:width="4.75cm" svg:height="4.75cm" svg:x="3.25cm" svg:y="6cm">
          <text:p text:style-name="P2">VC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5cm" svg:height="2.25cm" svg:x="4.5cm" svg:y="18.5cm">
          <text:p text:style-name="P2">DR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4.75cm" svg:x="14cm" svg:y="6cm">
          <text:p text:style-name="P2">VC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5cm" svg:height="4.75cm" svg:x="9.5cm" svg:y="17.5cm">
          <text:p text:style-name="P2">On-premise private networ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5cm" svg:height="2.25cm" svg:x="9.75cm" svg:y="7.25cm">
          <text:p text:style-name="P2">LP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5cm" svg:height="2.5cm" svg:x="3.815cm" svg:y="1.69cm">
          <text:p text:style-name="P2">Internet Gateway</text:p>
          <draw:enhanced-geometry svg:viewBox="0 0 21600 21600" draw:type="rectangle" draw:enhanced-path="M 0 0 L 21600 0 21600 21600 0 21600 0 0 Z N"/>
        </draw:custom-shape>
        <draw:path draw:style-name="gr7" draw:text-style-name="P2" draw:layer="layout" svg:width="6.565cm" svg:height="4.302cm" svg:x="8.25cm" svg:y="1.047cm" svg:viewBox="0 0 6566 4303" svg:d="M1598 1219c87-445 488-681 841-871 341-184 590-443 1058-312 467 131 257 641 498 872 277 265 591-225 934-249 532-39 806 473 1245 653 730 299 266 497 0 934-274 450-295 726-685 778-632 84-362 521-716 841-355 320-687 309-1058 405-333 86-688-254-996-125-356 148-674 236-1058 62-359-163-689-301-965-529-345-286 90-610-343-965-254-208-264-600-311-934-39-280-149-613 280-809 436-199 721-16 1090-31h311 62z">
          <text:p text:style-name="P7">Internet</text:p>
        </draw:path>
        <draw:line draw:style-name="gr8" draw:text-style-name="P7" draw:layer="layout" svg:x1="5.5cm" svg:y1="4.25cm" svg:x2="5.5cm" svg:y2="6cm">
          <text:p/>
        </draw:line>
        <draw:line draw:style-name="gr8" draw:text-style-name="P7" draw:layer="layout" svg:x1="8cm" svg:y1="8.25cm" svg:x2="9.75cm" svg:y2="8.25cm">
          <text:p/>
        </draw:line>
        <draw:line draw:style-name="gr8" draw:text-style-name="P7" draw:layer="layout" svg:x1="12.5cm" svg:y1="8.25cm" svg:x2="14cm" svg:y2="8.25cm">
          <text:p/>
        </draw:line>
        <draw:line draw:style-name="gr8" draw:text-style-name="P7" draw:layer="layout" svg:x1="5.75cm" svg:y1="10.75cm" svg:x2="5.75cm" svg:y2="18.5cm">
          <text:p/>
        </draw:line>
        <draw:line draw:style-name="gr8" draw:text-style-name="P7" draw:layer="layout" svg:x1="7.25cm" svg:y1="19.5cm" svg:x2="9.5cm" svg:y2="19.5cm">
          <text:p/>
        </draw:line>
        <draw:custom-shape draw:style-name="gr9" draw:text-style-name="P8" draw:layer="layout" svg:width="18cm" svg:height="10.5cm" svg:x="1.75cm" svg:y="5.5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.25cm" svg:height="0.962cm" svg:x="8.75cm" svg:y="6cm">
          <draw:text-box>
            <text:p>Region 1</text:p>
          </draw:text-box>
        </draw:frame>
        <draw:custom-shape draw:style-name="gr11" draw:text-style-name="P10" draw:layer="layout" svg:width="3.5cm" svg:height="2.25cm" svg:x="15.75cm" svg:y="2cm">
          <text:p text:style-name="P2">NAT Gateway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7.25cm" svg:y1="4.25cm" svg:x2="17.25cm" svg:y2="6cm">
          <text:p/>
        </draw:line>
        <draw:line draw:style-name="gr8" draw:text-style-name="P7" draw:layer="layout" svg:x1="7.25cm" svg:y1="3cm" svg:x2="8.25cm" svg:y2="3cm">
          <text:p/>
        </draw:line>
        <draw:line draw:style-name="gr8" draw:text-style-name="P7" draw:layer="layout" svg:x1="15.75cm" svg:y1="3.25cm" svg:x2="14.5cm" svg:y2="3.25cm">
          <text:p/>
        </draw:line>
        <draw:custom-shape draw:style-name="gr12" draw:text-style-name="P11" draw:layer="layout" svg:width="5cm" svg:height="2.5cm" svg:x="8.75cm" svg:y="12.25cm">
          <text:p text:style-name="P2">Service Gateway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3.75cm" svg:y1="13.5cm" svg:x2="15.25cm" svg:y2="13.5cm">
          <text:p/>
        </draw:line>
        <draw:line draw:style-name="gr8" draw:text-style-name="P7" draw:layer="layout" svg:x1="7.75cm" svg:y1="10.75cm" svg:x2="9.75cm" svg:y2="12.25cm">
          <text:p/>
        </draw:line>
        <draw:line draw:style-name="gr8" draw:text-style-name="P7" draw:layer="layout" svg:x1="14.25cm" svg:y1="10.5cm" svg:x2="13cm" svg:y2="12.25cm">
          <text:p/>
        </draw:line>
        <draw:frame draw:style-name="gr13" draw:text-style-name="P9" draw:layer="layout" svg:width="3cm" svg:height="1.25cm" svg:x="15.5cm" svg:y="13.25cm">
          <draw:text-box>
            <text:p>Servic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20:35:54.247638619</meta:creation-date>
    <dc:date>2024-05-27T04:55:38.141891885</dc:date>
    <meta:editing-duration>PT4H22M33S</meta:editing-duration>
    <meta:editing-cycles>4</meta:editing-cycles>
    <meta:generator>LibreOffice/7.3.7.2$Linux_X86_64 LibreOffice_project/30$Build-2</meta:generator>
    <meta:document-statistic meta:object-count="24"/>
  </office:meta>
</office:document-meta>
</file>